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84cm" fo:margin-left="-0.208cm" table:align="left" style:writing-mode="lr-tb"/>
    </style:style>
    <style:style style:name="Tableau1.A" style:family="table-column">
      <style:table-column-properties style:column-width="16.28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2" style:family="table">
      <style:table-properties style:width="16.284cm" fo:margin-left="-0.208cm" table:align="left" style:writing-mode="lr-tb"/>
    </style:style>
    <style:style style:name="Tableau2.A" style:family="table-column">
      <style:table-column-properties style:column-width="16.28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" style:family="table">
      <style:table-properties style:width="16.284cm" fo:margin-left="-0.208cm" table:align="left" style:writing-mode="lr-tb"/>
    </style:style>
    <style:style style:name="Tableau3.A" style:family="table-column">
      <style:table-column-properties style:column-width="16.28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4" style:family="table">
      <style:table-properties style:width="16.284cm" fo:margin-left="-0.208cm" table:align="left" style:writing-mode="lr-tb"/>
    </style:style>
    <style:style style:name="Tableau4.A" style:family="table-column">
      <style:table-column-properties style:column-width="16.284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5" style:family="table">
      <style:table-properties style:width="16.284cm" fo:margin-left="-0.208cm" table:align="left" style:writing-mode="lr-tb"/>
    </style:style>
    <style:style style:name="Tableau5.A" style:family="table-column">
      <style:table-column-properties style:column-width="16.28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6" style:family="table">
      <style:table-properties style:width="16.284cm" fo:margin-left="-0.208cm" table:align="left" style:writing-mode="lr-tb"/>
    </style:style>
    <style:style style:name="Tableau6.A" style:family="table-column">
      <style:table-column-properties style:column-width="16.28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7" style:family="table">
      <style:table-properties style:width="16.284cm" fo:margin-left="-0.208cm" table:align="left" style:writing-mode="lr-tb"/>
    </style:style>
    <style:style style:name="Tableau7.A" style:family="table-column">
      <style:table-column-properties style:column-width="16.28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8" style:family="table">
      <style:table-properties style:width="16.284cm" fo:margin-left="-0.208cm" table:align="left" style:writing-mode="lr-tb"/>
    </style:style>
    <style:style style:name="Tableau8.A" style:family="table-column">
      <style:table-column-properties style:column-width="16.284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9" style:family="table">
      <style:table-properties style:width="16.284cm" fo:margin-left="-0.208cm" table:align="left" style:writing-mode="lr-tb"/>
    </style:style>
    <style:style style:name="Tableau9.A" style:family="table-column">
      <style:table-column-properties style:column-width="16.284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0" style:family="table">
      <style:table-properties style:width="16.284cm" fo:margin-left="-0.208cm" table:align="left" style:writing-mode="lr-tb"/>
    </style:style>
    <style:style style:name="Tableau10.A" style:family="table-column">
      <style:table-column-properties style:column-width="16.284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1" style:family="table">
      <style:table-properties style:width="16.284cm" fo:margin-left="-0.208cm" table:align="left" style:writing-mode="lr-tb"/>
    </style:style>
    <style:style style:name="Tableau11.A" style:family="table-column">
      <style:table-column-properties style:column-width="16.28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2" style:family="table">
      <style:table-properties style:width="16.284cm" fo:margin-left="-0.208cm" table:align="left" style:writing-mode="lr-tb"/>
    </style:style>
    <style:style style:name="Tableau12.A" style:family="table-column">
      <style:table-column-properties style:column-width="16.284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3" style:family="table">
      <style:table-properties style:width="16.284cm" fo:margin-left="-0.208cm" table:align="left" style:writing-mode="lr-tb"/>
    </style:style>
    <style:style style:name="Tableau13.A" style:family="table-column">
      <style:table-column-properties style:column-width="16.284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4" style:family="table">
      <style:table-properties style:width="16.284cm" fo:margin-left="-0.208cm" table:align="left" style:writing-mode="lr-tb"/>
    </style:style>
    <style:style style:name="Tableau14.A" style:family="table-column">
      <style:table-column-properties style:column-width="16.284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5" style:family="table">
      <style:table-properties style:width="16.284cm" fo:margin-left="-0.208cm" table:align="left" style:writing-mode="lr-tb"/>
    </style:style>
    <style:style style:name="Tableau15.A" style:family="table-column">
      <style:table-column-properties style:column-width="16.284cm"/>
    </style:style>
    <style:style style:name="Tableau15.1" style:family="table-row">
      <style:table-row-properties style:keep-together="true" fo:keep-together="auto"/>
    </style:style>
    <style:style style:name="Tableau15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6" style:family="table">
      <style:table-properties style:width="16.284cm" fo:margin-left="-0.208cm" table:align="left" style:writing-mode="lr-tb"/>
    </style:style>
    <style:style style:name="Tableau16.A" style:family="table-column">
      <style:table-column-properties style:column-width="16.284cm"/>
    </style:style>
    <style:style style:name="Tableau16.1" style:family="table-row">
      <style:table-row-properties style:keep-together="true" fo:keep-together="auto"/>
    </style:style>
    <style:style style:name="Tableau16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7" style:family="table">
      <style:table-properties style:width="16.284cm" fo:margin-left="-0.208cm" table:align="left" style:writing-mode="lr-tb"/>
    </style:style>
    <style:style style:name="Tableau17.A" style:family="table-column">
      <style:table-column-properties style:column-width="16.284cm"/>
    </style:style>
    <style:style style:name="Tableau17.1" style:family="table-row">
      <style:table-row-properties style:keep-together="true" fo:keep-together="auto"/>
    </style:style>
    <style:style style:name="Tableau17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8" style:family="table">
      <style:table-properties style:width="16.284cm" fo:margin-left="-0.208cm" table:align="left" style:writing-mode="lr-tb"/>
    </style:style>
    <style:style style:name="Tableau18.A" style:family="table-column">
      <style:table-column-properties style:column-width="16.284cm"/>
    </style:style>
    <style:style style:name="Tableau18.1" style:family="table-row">
      <style:table-row-properties style:keep-together="true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19" style:family="table">
      <style:table-properties style:width="16.284cm" fo:margin-left="-0.208cm" table:align="left" style:writing-mode="lr-tb"/>
    </style:style>
    <style:style style:name="Tableau19.A" style:family="table-column">
      <style:table-column-properties style:column-width="16.284cm"/>
    </style:style>
    <style:style style:name="Tableau19.1" style:family="table-row">
      <style:table-row-properties style:keep-together="true" fo:keep-together="auto"/>
    </style:style>
    <style:style style:name="Tableau19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20" style:family="table">
      <style:table-properties style:width="16.284cm" fo:margin-left="-0.208cm" table:align="left" style:writing-mode="lr-tb"/>
    </style:style>
    <style:style style:name="Tableau20.A" style:family="table-column">
      <style:table-column-properties style:column-width="16.284cm"/>
    </style:style>
    <style:style style:name="Tableau20.1" style:family="table-row">
      <style:table-row-properties style:keep-together="true" fo:keep-together="auto"/>
    </style:style>
    <style:style style:name="Tableau20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Heading_20_1" style:master-page-name="Standard">
      <style:paragraph-properties style:page-number="auto"/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style:snap-to-layout-grid="false"/>
      <style:text-properties fo:language="en" fo:country="GB"/>
    </style:style>
    <style:style style:name="P4" style:family="paragraph" style:parent-style-name="Standard">
      <style:text-properties fo:language="en" fo:country="GB" fo:background-color="#ffff00"/>
    </style:style>
    <style:style style:name="P5" style:family="paragraph" style:parent-style-name="codep1">
      <style:paragraph-properties style:snap-to-layout-grid="false"/>
    </style:style>
    <style:style style:name="P6" style:family="paragraph" style:parent-style-name="codep1">
      <style:text-properties fo:language="en" fo:country="GB"/>
    </style:style>
    <style:style style:name="P7" style:family="paragraph" style:parent-style-name="codep1">
      <style:paragraph-properties style:snap-to-layout-grid="false"/>
      <style:text-properties fo:language="en" fo:country="GB"/>
    </style:style>
    <style:style style:name="P8" style:family="paragraph" style:parent-style-name="codep1">
      <style:text-properties fo:language="en" fo:country="GB" fo:background-color="#ffff00"/>
    </style:style>
    <style:style style:name="P9" style:family="paragraph" style:parent-style-name="codep1">
      <style:text-properties fo:background-color="#ffff00"/>
    </style:style>
    <style:style style:name="P10" style:family="paragraph" style:parent-style-name="codep1">
      <style:text-properties fo:font-size="7pt" fo:language="en" fo:country="GB" fo:background-color="#ffff00" style:font-size-asian="7pt" style:font-size-complex="7pt"/>
    </style:style>
    <style:style style:name="P11" style:family="paragraph" style:parent-style-name="codep1">
      <style:paragraph-properties style:snap-to-layout-grid="false"/>
      <style:text-properties fo:font-size="7pt" fo:language="en" fo:country="GB" fo:background-color="#ffff00" style:font-size-asian="7pt" style:font-size-complex="7pt"/>
    </style:style>
    <style:style style:name="P12" style:family="paragraph" style:parent-style-name="codep1">
      <style:text-properties fo:font-size="7pt" fo:language="en" fo:country="GB" style:font-size-asian="7pt" style:font-size-complex="7pt"/>
    </style:style>
    <style:style style:name="P13" style:family="paragraph" style:parent-style-name="codep1">
      <style:paragraph-properties style:snap-to-layout-grid="false"/>
      <style:text-properties fo:font-size="7pt" fo:language="en" fo:country="GB" style:font-size-asian="7pt" style:font-size-complex="7pt"/>
    </style:style>
    <style:style style:name="P14" style:family="paragraph" style:parent-style-name="Heading_20_2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#ffff00"/>
    </style:style>
    <style:style style:name="T3" style:family="text">
      <style:text-properties fo:background-color="#ffff00"/>
    </style:style>
    <style:style style:name="T4" style:family="text">
      <style:text-properties fo:font-size="7pt" fo:language="en" fo:country="GB" style:font-size-asian="7pt" style:font-size-complex="7pt"/>
    </style:style>
    <style:style style:name="T5" style:family="text">
      <style:text-properties fo:font-size="7pt" fo:language="en" fo:country="GB" fo:background-color="#ffff00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dd ::options directive and change digits default back to 9 for 64-bit</text:h>
      <text:p text:style-name="Standard">4230    28 février 2009-03-01</text:p>
      <text:p text:style-name="Standard"> </text:p>
      <text:p text:style-name="Standard">Recensement des changements apportés pour supporter une nouvelle directive ::options</text:p>
      <text:p text:style-name="Standard"> </text:p>
      <text:h text:style-name="P14" text:outline-level="2">api/oorexxerrors.h</text:h>
      <text:p text:style-name="P2">+#define Rexx_Error_Symbol_or_string_digits_value                19917</text:p>
      <text:p text:style-name="P2">+#define Rexx_Error_Symbol_or_string_fuzz_value                  19918</text:p>
      <text:p text:style-name="P2">+#define Rexx_Error_Symbol_or_string_trace_value                 19919</text:p>
      <text:p text:style-name="P2">+#define Rexx_Error_Invalid_subkeyword_options                   25924</text:p>
      <text:p text:style-name="P2"> </text:p>
      <text:h text:style-name="P14" text:outline-level="2">interpreter/classes/PackageClass.cpp</text:h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<text:span text:style-name="codec"><text:span text:style-name="T2">/**</text:span></text:span></text:p>
            <text:p text:style-name="codep1"><text:span text:style-name="codec"><text:span text:style-name="T2"> * Return the package-defined digits setting</text:span></text:span></text:p>
            <text:p text:style-name="codep1"><text:span text:style-name="codec"><text:span text:style-name="T2"> *</text:span></text:span></text:p>
            <text:p text:style-name="codep1"><text:span text:style-name="codec"><text:span text:style-name="T2"> * @return The digits setting defined for this package.</text:span></text:span></text:p>
            <text:p text:style-name="codep1"><text:span text:style-name="codec"><text:span text:style-name="T2"> */</text:span></text:span></text:p>
            <text:p text:style-name="codep1"><text:span text:style-name="codec"><text:span text:style-name="T2">RexxObject *PackageClass::digits()</text:span></text:span></text:p>
            <text:p text:style-name="codep1"><text:span text:style-name="codec"><text:span text:style-name="T2">{</text:span></text:span></text:p>
            <text:p text:style-name="codep1"><text:span text:style-name="codec"><text:span text:style-name="T2">    return new_integer(source-&gt;getDigits());</text:span></text:span></text:p>
            <text:p text:style-name="codep1"><text:span text:style-name="codec"><text:span text:style-name="T2">}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/**</text:span></text:span></text:p>
            <text:p text:style-name="codep1"><text:span text:style-name="codec"><text:span text:style-name="T2"> * Return the package-defined default fuzz setting.</text:span></text:span></text:p>
            <text:p text:style-name="codep1"><text:span text:style-name="codec"><text:span text:style-name="T2"> *</text:span></text:span></text:p>
            <text:p text:style-name="codep1"><text:span text:style-name="codec"><text:span text:style-name="T2"> * @return The package defined fuzz setting.</text:span></text:span></text:p>
            <text:p text:style-name="codep1"><text:span text:style-name="codec"><text:span text:style-name="T2"> */</text:span></text:span></text:p>
            <text:p text:style-name="codep1"><text:span text:style-name="codec"><text:span text:style-name="T2">RexxObject *PackageClass::fuzz()</text:span></text:span></text:p>
            <text:p text:style-name="codep1"><text:span text:style-name="codec"><text:span text:style-name="T2">{</text:span></text:span></text:p>
            <text:p text:style-name="codep1"><text:span text:style-name="codec"><text:span text:style-name="T2">    return new_integer(source-&gt;getFuzz());</text:span></text:span></text:p>
            <text:p text:style-name="codep1"><text:span text:style-name="codec"><text:span text:style-name="T2">}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/**</text:span></text:span></text:p>
            <text:p text:style-name="codep1"><text:span text:style-name="codec"><text:span text:style-name="T2"> * Return the package-defined default form setting.</text:span></text:span></text:p>
            <text:p text:style-name="codep1"><text:span text:style-name="codec"><text:span text:style-name="T2"> *</text:span></text:span></text:p>
            <text:p text:style-name="codep1"><text:span text:style-name="codec"><text:span text:style-name="T2"> * @return The default form setting.</text:span></text:span></text:p>
            <text:p text:style-name="codep1"><text:span text:style-name="codec"><text:span text:style-name="T2"> */</text:span></text:span></text:p>
            <text:p text:style-name="codep1"><text:span text:style-name="codec"><text:span text:style-name="T2">RexxObject *PackageClass::form()</text:span></text:span></text:p>
            <text:p text:style-name="codep1"><text:span text:style-name="codec"><text:span text:style-name="T2">{</text:span></text:span></text:p>
            <text:p text:style-name="codep1"><text:span text:style-name="codec"><text:span text:style-name="T2">    return source-&gt;getForm() == Numerics::FORM_SCIENTIFIC ? OREF_SCIENTIFIC : OREF_ENGINEERING;</text:span></text:span></text:p>
            <text:p text:style-name="codep1"><text:span text:style-name="codec"><text:span text:style-name="T2">}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 </text:span></text:span></text:p>
            <text:p text:style-name="codep1"><text:span text:style-name="codec"><text:span text:style-name="T2">/**</text:span></text:span></text:p>
            <text:p text:style-name="codep1"><text:span text:style-name="codec"><text:span text:style-name="T2"> * Return the package-defined default trace setting.</text:span></text:span></text:p>
            <text:p text:style-name="codep1"><text:span text:style-name="codec"><text:span text:style-name="T2"> *</text:span></text:span></text:p>
            <text:p text:style-name="codep1"><text:span text:style-name="codec"><text:span text:style-name="T2"> * @return The string-formatted trace setting.</text:span></text:span></text:p>
            <text:p text:style-name="codep1"><text:span text:style-name="codec"><text:span text:style-name="T2"> */</text:span></text:span></text:p>
            <text:p text:style-name="codep1"><text:soft-page-break/><text:span text:style-name="codec"><text:span text:style-name="T2">RexxObject *PackageClass::trace()</text:span></text:span></text:p>
            <text:p text:style-name="codep1"><text:span text:style-name="codec"><text:span text:style-name="T2">{</text:span></text:span></text:p>
            <text:p text:style-name="codep1"><text:span text:style-name="codec"><text:span text:style-name="T2">    return source-&gt;getTrace();</text:span></text:span></text:p>
            <text:p text:style-name="codep1"><text:span text:style-name="codec"><text:span text:style-name="T2">}</text:span></text:span></text:p>
          </table:table-cell>
        </table:table-row>
      </table:table>
      <text:p text:style-name="P2"> </text:p>
      <text:p text:style-name="P2"> </text:p>
      <text:h text:style-name="P14" text:outline-level="2">interpreter/classes/PackageClass.cpp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class PackageClass : public RexxObject</text:p>
            <text:p text:style-name="P6">{</text:p>
            <text:p text:style-name="P6">public:</text:p>
            <text:p text:style-name="P6">...</text:p>
            <text:p text:style-name="codep1"><text:span text:style-name="T1">    </text:span><text:span text:style-name="T2">RexxObject    *digits();</text:span></text:p>
            <text:p text:style-name="P8">    RexxObject    *fuzz();</text:p>
            <text:p text:style-name="P8">    RexxObject    *form();</text:p>
            <text:p text:style-name="P8">    RexxObject    *trace();</text:p>
            <text:p text:style-name="P6">...</text:p>
            <text:p text:style-name="P6">};</text:p>
          </table:table-cell>
        </table:table-row>
      </table:table>
      <text:p text:style-name="P2"> </text:p>
      <text:h text:style-name="P14" text:outline-level="2">interpreter/execution/CPPCode</text:h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>PCPPM CPPCode::exportedMethods[] =     /* start of exported methods table   */</text:p>
            <text:p text:style-name="P6">{</text:p>
            <text:p text:style-name="P6">...</text:p>
            <text:p text:style-name="P8">CPPM(PackageClass::digits),</text:p>
            <text:p text:style-name="P8">CPPM(PackageClass::form),</text:p>
            <text:p text:style-name="P8">CPPM(PackageClass::fuzz),</text:p>
            <text:p text:style-name="P8">CPPM(PackageClass::trace),</text:p>
            <text:p text:style-name="P6">...</text:p>
            <text:p text:style-name="P6">NULL                                   /* final terminating method          */</text:p>
            <text:p text:style-name="P6">};</text:p>
          </table:table-cell>
        </table:table-row>
      </table:table>
      <text:p text:style-name="P2"> </text:p>
      <text:p text:style-name="P2"> </text:p>
      <text:h text:style-name="P14" text:outline-level="2">interpreter/execution/RexxActivation.cpp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1">// constants use for different activation settings</text:p>
            <text:p text:style-name="P10"> </text:p>
            <text:p text:style-name="P10">const size_t RexxActivation::trace_debug         = 0x00000001; /* interactive trace mode flag       */</text:p>
            <text:p text:style-name="P10">const size_t RexxActivation::trace_all           = 0x00000002; /* trace all instructions            */</text:p>
            <text:p text:style-name="P10">const size_t RexxActivation::trace_results       = 0x00000004; /* trace all results                 */</text:p>
            <text:p text:style-name="P10">const size_t RexxActivation::trace_intermediates = 0x00000008; /* trace all instructions            */</text:p>
            <text:p text:style-name="P10">const size_t RexxActivation::trace_commands      = 0x00000010; /* trace all commands                */</text:p>
            <text:p text:style-name="P10">const size_t RexxActivation::trace_labels        = 0x00000020; /* trace all labels                  */</text:p>
            <text:p text:style-name="P10">const size_t RexxActivation::trace_errors        = 0x00000040; /* trace all command errors          */</text:p>
            <text:p text:style-name="P10">const size_t RexxActivation::trace_failures      = 0x00000080; /* trace all command failures        */</text:p>
            <text:p text:style-name="P10">const size_t RexxActivation::trace_suppress      = 0x00000100; /* tracing is suppressed during skips*/</text:p>
            <text:p text:style-name="P10">const size_t RexxActivation::trace_flags         = 0x000001fe; /* all tracing flags (EXCEPT debug)  */</text:p>
            <text:p text:style-name="P10">                                                 // the default trace setting</text:p>
            <text:p text:style-name="P10">const size_t RexxActivation::default_trace_flags = trace_failures;</text:p>
            <text:p text:style-name="P10"> </text:p>
            <text:p text:style-name="P10">const size_t RexxActivation::single_step         = 0x00000800; /* we are single stepping execution  */</text:p>
            <text:p text:style-name="P10">const size_t RexxActivation::single_step_nested  = 0x00001000; /* this is a nested stepping         */</text:p>
            <text:p text:style-name="P10">const size_t RexxActivation::debug_prompt_issued = 0x00002000; /* debug prompt already issued       */</text:p>
            <text:p text:style-name="P10">const size_t RexxActivation::debug_bypass        = 0x00004000; /* skip next debug pause             */</text:p>
            <text:p text:style-name="P10">const size_t RexxActivation::procedure_valid     = 0x00008000; /* procedure instruction is valid    */</text:p>
            <text:p text:style-name="P10"><text:soft-page-break/>const size_t RexxActivation::clause_boundary     = 0x00010000; /* work required at clause boundary  */</text:p>
            <text:p text:style-name="P10">const size_t RexxActivation::halt_condition      = 0x00020000; /* a HALT condition occurred         */</text:p>
            <text:p text:style-name="P10">const size_t RexxActivation::trace_on            = 0x00040000; /* external trace condition occurred */</text:p>
            <text:p text:style-name="P10">const size_t RexxActivation::source_traced       = 0x00080000; /* source string has been traced     */</text:p>
            <text:p text:style-name="P10">const size_t RexxActivation::clause_exits        = 0x00100000; /* need to call clause boundary exits*/</text:p>
            <text:p text:style-name="P10">const size_t RexxActivation::external_yield      = 0x00200000; /* activity wants us to yield        */</text:p>
            <text:p text:style-name="P10">const size_t RexxActivation::forwarded           = 0x00400000; /* forward instruction active        */</text:p>
            <text:p text:style-name="P10">const size_t RexxActivation::reply_issued        = 0x00800000; /* reply has already been issued     */</text:p>
            <text:p text:style-name="P10">const size_t RexxActivation::set_trace_on        = 0x01000000; /* trace turned on externally        */</text:p>
            <text:p text:style-name="P10">const size_t RexxActivation::set_trace_off       = 0x02000000; /* trace turned off externally       */</text:p>
            <text:p text:style-name="P10">const size_t RexxActivation::traps_copied        = 0x04000000; /* copy of trap info has been made   */</text:p>
            <text:p text:style-name="P10">const size_t RexxActivation::return_status_set   = 0x08000000; /* had our first host command        */</text:p>
            <text:p text:style-name="P10">const size_t RexxActivation::transfer_failed     = 0x10000000; /* transfer of variable lock failure */</text:p>
            <text:p text:style-name="P10"> </text:p>
            <text:p text:style-name="P10">const size_t RexxActivation::elapsed_reset       = 0x20000000; // The elapsed time stamp was reset via time('r')</text:p>
            <text:p text:style-name="P10">const size_t RexxActivation::guarded_method      = 0x40000000; // this is a guarded method</text:p>
            <text:p text:style-name="P10"> </text:p>
          </table:table-cell>
        </table:table-row>
      </table:table>
      <text:p text:style-name="P2"> 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7">RexxActivation::RexxActivation(RexxActivity* _activity, RexxMethod * _method, RexxCode *_code)</text:p>
            <text:p text:style-name="P6">{</text:p>
            <text:p text:style-name="P6">...</text:p>
            <text:p text:style-name="codep1"><text:span text:style-name="T1">                                         </text:span><text:span text:style-name="T2">// save the source object reference also</text:span></text:p>
            <text:p text:style-name="P8">    this-&gt;sourceObject = _method-&gt;getSourceObject();</text:p>
            <text:p text:style-name="P6">...</text:p>
            <text:p text:style-name="codep1"><text:span text:style-name="T1">    </text:span><text:span text:style-name="T2">// and override with the package-defined settings</text:span></text:p>
            <text:p text:style-name="P8">    this-&gt;settings.numericSettings.digits = sourceObject-&gt;getDigits();</text:p>
            <text:p text:style-name="P8">    this-&gt;settings.numericSettings.fuzz = sourceObject-&gt;getFuzz();</text:p>
            <text:p text:style-name="P8">    this-&gt;settings.numericSettings.form = sourceObject-&gt;getForm();</text:p>
            <text:p text:style-name="P8">    setTrace(sourceObject-&gt;getTraceSetting(), sourceObject-&gt;getTraceFlags());</text:p>
            <text:p text:style-name="P6">...</text:p>
            <text:p text:style-name="P6">}</text:p>
          </table:table-cell>
        </table:table-row>
      </table:table>
      <text:p text:style-name="P2"> </text:p>
      <text:p text:style-name="P2"> 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7">RexxActivation::RexxActivation(RexxActivity *_activity, RexxActivation *_parent, RexxCode *_code, int context)</text:p>
            <text:p text:style-name="P6">{</text:p>
            <text:p text:style-name="P6">...</text:p>
            <text:p text:style-name="codep1"><text:span text:style-name="T1">                                         </text:span><text:span text:style-name="T2">// save the source object reference also</text:span></text:p>
            <text:p text:style-name="P8">    this-&gt;sourceObject = executable-&gt;getSourceObject();</text:p>
            <text:p text:style-name="P6">}</text:p>
          </table:table-cell>
        </table:table-row>
      </table:table>
      <text:p text:style-name="P2"> 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7">RexxActivation::RexxActivation(RexxActivity *_activity, RoutineClass *_routine, RexxCode *_code,</text:p>
            <text:p text:style-name="P6">    RexxString *calltype, RexxString *env, int context)</text:p>
            <text:p text:style-name="P6">{</text:p>
            <text:p text:style-name="P6">...</text:p>
            <text:p text:style-name="codep1"><text:span text:style-name="T1">                                         </text:span><text:span text:style-name="T2">// save the source object reference also</text:span></text:p>
            <text:p text:style-name="P8">    this-&gt;sourceObject = _routine-&gt;getSourceObject();</text:p>
            <text:p text:style-name="P6">...</text:p>
            <text:p text:style-name="codep1"><text:span text:style-name="T1">    </text:span><text:span text:style-name="T2">// and override with the package-defined settings</text:span></text:p>
            <text:p text:style-name="P8">    this-&gt;settings.numericSettings.digits = sourceObject-&gt;getDigits();</text:p>
            <text:p text:style-name="P8">    this-&gt;settings.numericSettings.fuzz = sourceObject-&gt;getFuzz();</text:p>
            <text:p text:style-name="P8">    this-&gt;settings.numericSettings.form = sourceObject-&gt;getForm();</text:p>
            <text:p text:style-name="P8">    setTrace(sourceObject-&gt;getTraceSetting(), sourceObject-&gt;getTraceFlags());</text:p>
            <text:p text:style-name="P6">...</text:p>
            <text:p text:style-name="P6"><text:soft-page-break/>}</text:p>
          </table:table-cell>
        </table:table-row>
      </table:table>
      <text:p text:style-name="P2"> </text:p>
      <text:p text:style-name="P2"> </text:p>
      <text:p text:style-name="P2">+ modification de </text:p>
      <text:p text:style-name="P2">RexxActivation::traceSetting()</text:p>
      <text:p text:style-name="P2">RexxActivation::setTrace(RexxString *setting)</text:p>
      <text:p text:style-name="Standard">RexxActivation::setTrace(size_t traceOption, size_t traceFlags)</text:p>
      <text:h text:style-name="Heading_20_2" text:outline-level="2">interpreter/execution/RexxActivation.cpp</text:h>
      <text:p text:style-name="Standard">Remplacement de #define</text:p>
      <text:p text:style-name="Standard">par des déclarations de const</text:p>
      <text:p text:style-name="Standard"> </text:p>
      <text:p text:style-name="Standard">Ajout de l'attribut sourceObject à la classe RexxActivation</text:p>
      <text:p text:style-name="Standard"> </text:p>
      <text:h text:style-name="Heading_20_2" text:outline-level="2">interpreter/instructions/TraceInstruction.cpp</text:h>
      <text:p text:style-name="Standard"> </text:p>
      <text:h text:style-name="Heading_20_2" text:outline-level="2">interpreter/instructions/TraceInstruction.hpp</text:h>
      <text:p text:style-name="Standard"> </text:p>
      <text:h text:style-name="Heading_20_2" text:outline-level="2">interpreter/memory/Setup.cpp</text:h>
      <text:p text:style-name="Standard">A creuser ! </text:p>
      <text:p text:style-name="Standard">Toutes les classes sont définies dans cette fonction createImage</text:p>
      <text:p text:style-name="Standard"> 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3">void RexxMemory::createImage()</text:p>
            <text:p text:style-name="P12">{</text:p>
            <text:p text:style-name="P12">...</text:p>
            <text:p text:style-name="P12">  /***************************************************************************/</text:p>
            <text:p text:style-name="P12">  /*           Package                                                       */</text:p>
            <text:p text:style-name="P12">  /***************************************************************************/</text:p>
            <text:p text:style-name="P12">...</text:p>
            <text:p text:style-name="codep1"><text:span text:style-name="T4">  </text:span><text:span text:style-name="T5">defineKernelMethod("DIGITS"                 ,ThePackageBehaviour, CPPM(PackageClass::digits), 0);</text:span></text:p>
            <text:p text:style-name="P10">  defineKernelMethod("FORM"                   ,ThePackageBehaviour, CPPM(PackageClass::form), 0);</text:p>
            <text:p text:style-name="P10">  defineKernelMethod("FUZZ"                   ,ThePackageBehaviour, CPPM(PackageClass::fuzz), 0);</text:p>
            <text:p text:style-name="P10">  defineKernelMethod("TRACE"                  ,ThePackageBehaviour, CPPM(PackageClass::trace), 0);</text:p>
            <text:p text:style-name="P12">...</text:p>
            <text:p text:style-name="P12">}</text:p>
          </table:table-cell>
        </table:table-row>
      </table:table>
      <text:p text:style-name="P2"> </text:p>
      <text:h text:style-name="P14" text:outline-level="2">interpreter/messages/DocErrorMessages.sgm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7">...</text:p>
            <text:p text:style-name="P8">&lt;varlistentry&gt;</text:p>
            <text:p text:style-name="P8">&lt;term&gt;917&lt;/term&gt;</text:p>
            <text:p text:style-name="P8">&lt;listitem&gt;</text:p>
            <text:p text:style-name="P8">&lt;para&gt;String or symbol expected as DIGITS value&lt;/para&gt;</text:p>
            <text:p text:style-name="P8">&lt;/listitem&gt;</text:p>
            <text:p text:style-name="P8">&lt;/varlistentry&gt;</text:p>
            <text:p text:style-name="P8">&lt;varlistentry&gt;</text:p>
            <text:p text:style-name="P8">&lt;term&gt;918&lt;/term&gt;</text:p>
            <text:p text:style-name="P8">&lt;listitem&gt;</text:p>
            <text:p text:style-name="P8">&lt;para&gt;String or symbol expected as FUZZ value&lt;/para&gt;</text:p>
            <text:p text:style-name="P8"><text:soft-page-break/>&lt;/listitem&gt;</text:p>
            <text:p text:style-name="P8">&lt;/varlistentry&gt;</text:p>
            <text:p text:style-name="P8">&lt;varlistentry&gt;</text:p>
            <text:p text:style-name="P8">&lt;term&gt;919&lt;/term&gt;</text:p>
            <text:p text:style-name="P8">&lt;listitem&gt;</text:p>
            <text:p text:style-name="P8">&lt;para&gt;String or symbol expected as TRACE value&lt;/para&gt;</text:p>
            <text:p text:style-name="P8">&lt;/listitem&gt;</text:p>
            <text:p text:style-name="P8">&lt;/varlistentry&gt;</text:p>
            <text:p text:style-name="P6">...</text:p>
            <text:p text:style-name="P8">&lt;varlistentry&gt;</text:p>
            <text:p text:style-name="P8">&lt;term&gt;924&lt;/term&gt;</text:p>
            <text:p text:style-name="P8">&lt;listitem&gt;</text:p>
            <text:p text:style-name="P8">&lt;para&gt;Unknown keyword on ::OPTIONS directive; found "&lt;emphasis role="italic"&gt;word&lt;/emphasis&gt;"&lt;/para&gt;</text:p>
            <text:p text:style-name="P8">&lt;/listitem&gt;</text:p>
            <text:p text:style-name="P8">&lt;/varlistentry&gt;</text:p>
            <text:p text:style-name="P6">...</text:p>
          </table:table-cell>
        </table:table-row>
      </table:table>
      <text:p text:style-name="P2"> </text:p>
      <text:h text:style-name="P14" text:outline-level="2">interpreter/messages/RexxErrorCodes.h</text:h>
      <text:p text:style-name="P2">Ce fichier est généré</text:p>
      <text:p text:style-name="P2"> 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">...</text:p>
            <text:p text:style-name="P8">#define Error_Symbol_or_string_digits_value                19917</text:p>
            <text:p text:style-name="P8">#define Error_Symbol_or_string_fuzz_value                  19918</text:p>
            <text:p text:style-name="P8">#define Error_Symbol_or_string_trace_value                 19919</text:p>
            <text:p text:style-name="P6">...</text:p>
            <text:p text:style-name="P8">#define Error_Invalid_subkeyword_options                   25924</text:p>
            <text:p text:style-name="P6">...</text:p>
          </table:table-cell>
        </table:table-row>
      </table:table>
      <text:p text:style-name="P2"> </text:p>
      <text:h text:style-name="P14" text:outline-level="2">interpreter/messages/RexxMessageNumbers.h</text:h>
      <text:p text:style-name="P2">Ce fichier est généré</text:p>
      <text:p text:style-name="P2"> </text:p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7">...</text:p>
            <text:p text:style-name="P8">#define Error_Invalid_subkeyword_options_msg                         712</text:p>
            <text:p text:style-name="P8">#define Error_Symbol_or_string_digits_value_msg                      713</text:p>
            <text:p text:style-name="P8">#define Error_Symbol_or_string_fuzz_value_msg                        714</text:p>
            <text:p text:style-name="P8">#define Error_Symbol_or_string_trace_value_msg                       715</text:p>
            <text:p text:style-name="P6">...</text:p>
          </table:table-cell>
        </table:table-row>
      </table:table>
      <text:p text:style-name="P2"> </text:p>
      <text:h text:style-name="P14" text:outline-level="2">interpreter/messages/RexxMessageTable.h</text:h>
      <text:p text:style-name="P2">Ce fichier est généré</text:p>
      <text:p text:style-name="P2"> 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">...</text:p>
            <text:p text:style-name="P2">  MAJOR(Error_Symbol_or_string)</text:p>
            <text:p text:style-name="P2">...</text:p>
            <text:p text:style-name="Standard"><text:span text:style-name="T1">      </text:span><text:span text:style-name="T2">MINOR(Error_Symbol_or_string_digits_value)</text:span></text:p>
            <text:p text:style-name="P4">      MINOR(Error_Symbol_or_string_fuzz_value)</text:p>
            <text:p text:style-name="P4">      MINOR(Error_Symbol_or_string_trace_value)</text:p>
            <text:p text:style-name="P2">...</text:p>
            <text:p text:style-name="P2">  MAJOR(Error_Invalid_subkeyword)</text:p>
            <text:p text:style-name="P2"><text:soft-page-break/>...</text:p>
            <text:p text:style-name="Standard"><text:span text:style-name="T1">      </text:span><text:span text:style-name="T2">MINOR(Error_Invalid_subkeyword_options)</text:span></text:p>
            <text:p text:style-name="P2">...</text:p>
          </table:table-cell>
        </table:table-row>
      </table:table>
      <text:p text:style-name="P2"> </text:p>
      <text:h text:style-name="P14" text:outline-level="2">interpreter/messages/rexxmsg.xml</text:h>
      <text:p text:style-name="Standard">Pas de commentaire, pas de copyright.</text:p>
      <text:p text:style-name="Standard">Fichier généré ?</text:p>
      <text:p text:style-name="Standard"> </text:p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5">...</text:p>
            <text:p text:style-name="codep1">      <text:span text:style-name="T3">&lt;SubMessage&gt;</text:span></text:p>
            <text:p text:style-name="P9">        &lt;Code&gt;19&lt;/Code&gt;</text:p>
            <text:p text:style-name="P9">        &lt;Subcode&gt;917&lt;/Subcode&gt;</text:p>
            <text:p text:style-name="codep1"><text:span text:style-name="T3">        </text:span><text:span text:style-name="T2">&lt;MessageNumber&gt;713&lt;/MessageNumber&gt;</text:span></text:p>
            <text:p text:style-name="P8">        &lt;Component&gt;Rexx&lt;/Component&gt;</text:p>
            <text:p text:style-name="P8">        &lt;Severity&gt;Warning&lt;/Severity&gt;</text:p>
            <text:p text:style-name="P8">        &lt;SymbolicName&gt;Error_Symbol_or_string_digits_value&lt;/SymbolicName&gt;</text:p>
            <text:p text:style-name="P8">        &lt;Text&gt;String or symbol expected as DIGITS value&lt;/Text&gt;</text:p>
            <text:p text:style-name="codep1"><text:span text:style-name="T2">      </text:span><text:span text:style-name="T3">&lt;/SubMessage&gt;</text:span></text:p>
            <text:p text:style-name="P9">      &lt;SubMessage&gt;</text:p>
            <text:p text:style-name="P9">        &lt;Code&gt;19&lt;/Code&gt;</text:p>
            <text:p text:style-name="P9">        &lt;Subcode&gt;918&lt;/Subcode&gt;</text:p>
            <text:p text:style-name="codep1"><text:span text:style-name="T3">        </text:span><text:span text:style-name="T2">&lt;MessageNumber&gt;714&lt;/MessageNumber&gt;</text:span></text:p>
            <text:p text:style-name="P8">        &lt;Component&gt;Rexx&lt;/Component&gt;</text:p>
            <text:p text:style-name="P8">        &lt;Severity&gt;Warning&lt;/Severity&gt;</text:p>
            <text:p text:style-name="P8">        &lt;SymbolicName&gt;Error_Symbol_or_string_fuzz_value&lt;/SymbolicName&gt;</text:p>
            <text:p text:style-name="P8">        &lt;Text&gt;String or symbol expected as FUZZ value&lt;/Text&gt;</text:p>
            <text:p text:style-name="codep1"><text:span text:style-name="T2">      </text:span><text:span text:style-name="T3">&lt;/SubMessage&gt;</text:span></text:p>
            <text:p text:style-name="P9">      &lt;SubMessage&gt;</text:p>
            <text:p text:style-name="P9">        &lt;Code&gt;19&lt;/Code&gt;</text:p>
            <text:p text:style-name="P9">        &lt;Subcode&gt;919&lt;/Subcode&gt;</text:p>
            <text:p text:style-name="codep1"><text:span text:style-name="T3">        </text:span><text:span text:style-name="T2">&lt;MessageNumber&gt;715&lt;/MessageNumber&gt;</text:span></text:p>
            <text:p text:style-name="P8">        &lt;Component&gt;Rexx&lt;/Component&gt;</text:p>
            <text:p text:style-name="P8">        &lt;Severity&gt;Warning&lt;/Severity&gt;</text:p>
            <text:p text:style-name="P8">        &lt;SymbolicName&gt;Error_Symbol_or_string_trace_value&lt;/SymbolicName&gt;</text:p>
            <text:p text:style-name="P8">        &lt;Text&gt;String or symbol expected as TRACE value&lt;/Text&gt;</text:p>
            <text:p text:style-name="codep1"><text:span text:style-name="T2">      </text:span><text:span text:style-name="T3">&lt;/SubMessage&gt;</text:span></text:p>
            <text:p text:style-name="codep1">...</text:p>
            <text:p text:style-name="codep1">      <text:span text:style-name="T3">&lt;SubMessage&gt;</text:span></text:p>
            <text:p text:style-name="P9">        &lt;Code&gt;25&lt;/Code&gt;</text:p>
            <text:p text:style-name="P9">        &lt;Subcode&gt;924&lt;/Subcode&gt;</text:p>
            <text:p text:style-name="codep1"><text:span text:style-name="T3">        </text:span><text:span text:style-name="T2">&lt;MessageNumber&gt;712&lt;/MessageNumber&gt;</text:span></text:p>
            <text:p text:style-name="P8">        &lt;Component&gt;Rexx&lt;/Component&gt;</text:p>
            <text:p text:style-name="P8">        &lt;Severity&gt;Warning&lt;/Severity&gt;</text:p>
            <text:p text:style-name="P8">        &lt;SymbolicName&gt;Error_Invalid_subkeyword_options&lt;/SymbolicName&gt;</text:p>
            <text:p text:style-name="P8">        &lt;Text&gt;Unknown keyword on ::OPTIONS directive; found &lt;q&gt;&lt;Sub position="1" name="word"/&gt;&lt;/q&gt;&lt;/Text&gt;</text:p>
            <text:p text:style-name="P8">      &lt;/SubMessage&gt;</text:p>
            <text:p text:style-name="codep1"><text:span text:style-name="T2">.</text:span><text:span text:style-name="T1">..</text:span></text:p>
          </table:table-cell>
        </table:table-row>
      </table:table>
      <text:p text:style-name="P2"> </text:p>
      <text:h text:style-name="P14" text:outline-level="2">interpreter/parser/InstructionParser.cpp</text:h>
      <text:p text:style-name="P2">Modification de RexxSource::traceNew</text:p>
      <text:p text:style-name="P2"> </text:p>
      <text:h text:style-name="P14" text:outline-level="2"><text:soft-page-break/>interpreter/parser/KeywordConstants.cpp</text:h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7">...</text:p>
            <text:p text:style-name="P6">KeywordEntry RexxSource::directives[] = {              /* language directive table          */</text:p>
            <text:p text:style-name="P6">    KeywordEntry(CHAR_ATTRIBUTE,   DIRECTIVE_ATTRIBUTE),</text:p>
            <text:p text:style-name="P6">    KeywordEntry(CHAR_CLASS,       DIRECTIVE_CLASS),</text:p>
            <text:p text:style-name="P6">    KeywordEntry(CHAR_CONSTANT,    DIRECTIVE_CONSTANT),</text:p>
            <text:p text:style-name="P6">    KeywordEntry(CHAR_METHOD,      DIRECTIVE_METHOD),</text:p>
            <text:p text:style-name="codep1"><text:span text:style-name="T1">    </text:span><text:span text:style-name="T2">KeywordEntry(CHAR_OPTIONS,     DIRECTIVE_OPTIONS),</text:span></text:p>
            <text:p text:style-name="P6">    KeywordEntry(CHAR_REQUIRES,    DIRECTIVE_REQUIRES),</text:p>
            <text:p text:style-name="P6">    KeywordEntry(CHAR_ROUTINE,     DIRECTIVE_ROUTINE),</text:p>
            <text:p text:style-name="P6">};</text:p>
            <text:p text:style-name="P6">...</text:p>
            <text:p text:style-name="P6">KeywordEntry RexxSource::subDirectives[] = {           /* language directive subkeywords    */</text:p>
            <text:p text:style-name="P6">    KeywordEntry(CHAR_ABSTRACT,    SUBDIRECTIVE_ABSTRACT),</text:p>
            <text:p text:style-name="P6">    KeywordEntry(CHAR_ATTRIBUTE,   SUBDIRECTIVE_ATTRIBUTE),</text:p>
            <text:p text:style-name="P6">    KeywordEntry(CHAR_CLASS,       SUBDIRECTIVE_CLASS),</text:p>
            <text:p text:style-name="codep1"><text:span text:style-name="T1">    </text:span><text:span text:style-name="T2">KeywordEntry(CHAR_DIGITS,      SUBDIRECTIVE_DIGITS),</text:span></text:p>
            <text:p text:style-name="P6">    KeywordEntry(CHAR_EXTERNAL,    SUBDIRECTIVE_EXTERNAL),</text:p>
            <text:p text:style-name="codep1"><text:span text:style-name="T1">    </text:span><text:span text:style-name="T2">KeywordEntry(CHAR_FORM,        SUBDIRECTIVE_FORM),</text:span></text:p>
            <text:p text:style-name="P8">    KeywordEntry(CHAR_FUZZ,        SUBDIRECTIVE_FUZZ),</text:p>
            <text:p text:style-name="P6">    KeywordEntry(CHAR_GET,         SUBDIRECTIVE_GET),</text:p>
            <text:p text:style-name="P6">    KeywordEntry(CHAR_GUARDED,     SUBDIRECTIVE_GUARDED),</text:p>
            <text:p text:style-name="P6">    KeywordEntry(CHAR_INHERIT,     SUBDIRECTIVE_INHERIT),</text:p>
            <text:p text:style-name="P6">    KeywordEntry(CHAR_LIBRARY,     SUBDIRECTIVE_LIBRARY),</text:p>
            <text:p text:style-name="P6">    KeywordEntry(CHAR_METACLASS,   SUBDIRECTIVE_METACLASS),</text:p>
            <text:p text:style-name="P6">    KeywordEntry(CHAR_MIXINCLASS,  SUBDIRECTIVE_MIXINCLASS),</text:p>
            <text:p text:style-name="P6">    KeywordEntry(CHAR_PRIVATE,     SUBDIRECTIVE_PRIVATE),</text:p>
            <text:p text:style-name="P6">    KeywordEntry(CHAR_PROTECTED,   SUBDIRECTIVE_PROTECTED),</text:p>
            <text:p text:style-name="P6">    KeywordEntry(CHAR_PUBLIC,      SUBDIRECTIVE_PUBLIC),</text:p>
            <text:p text:style-name="P6">    KeywordEntry(CHAR_SET,         SUBDIRECTIVE_SET),</text:p>
            <text:p text:style-name="P6">    KeywordEntry(CHAR_SUBCLASS,    SUBDIRECTIVE_SUBCLASS),</text:p>
            <text:p text:style-name="codep1"><text:span text:style-name="T1">    </text:span><text:span text:style-name="T2">KeywordEntry(CHAR_TRACE,       SUBDIRECTIVE_TRACE),</text:span></text:p>
            <text:p text:style-name="P6">    KeywordEntry(CHAR_UNGUARDED,   SUBDIRECTIVE_UNGUARDED),</text:p>
            <text:p text:style-name="P6">    KeywordEntry(CHAR_UNPROTECTED, SUBDIRECTIVE_UNPROTECTED),</text:p>
            <text:p text:style-name="P6">};</text:p>
            <text:p text:style-name="P6">...</text:p>
          </table:table-cell>
        </table:table-row>
      </table:table>
      <text:p text:style-name="P2"> </text:p>
      <text:h text:style-name="P14" text:outline-level="2">interpreter/parser/SourceFile.cpp</text:h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7">...</text:p>
            <text:p text:style-name="P6">RexxCode *RexxSource::translate(</text:p>
            <text:p text:style-name="P6">    RexxDirectory *_labels)             /* interpret labels                  */</text:p>
            <text:p text:style-name="P6">/******************************************************************************/</text:p>
            <text:p text:style-name="P6">/* Function:  Translate a source object into a method object                  */</text:p>
            <text:p text:style-name="P6">/******************************************************************************/</text:p>
            <text:p text:style-name="P6">{</text:p>
            <text:p text:style-name="codep1"><text:span text:style-name="T1">    </text:span><text:span text:style-name="T2">// set up the package global defaults</text:span></text:p>
            <text:p text:style-name="P8">    digits = Numerics::DEFAULT_DIGITS;</text:p>
            <text:p text:style-name="P8">    form = Numerics::DEFAULT_FORM;</text:p>
            <text:p text:style-name="P8">    fuzz = Numerics::DEFAULT_FUZZ;</text:p>
            <text:p text:style-name="P8">    traceSetting = DEFAULT_TRACE_SETTING;</text:p>
            <text:p text:style-name="P8">    traceFlags = RexxActivation::default_trace_flags;</text:p>
            <text:p text:style-name="P6">...</text:p>
            <text:p text:style-name="P8">/**</text:p>
            <text:p text:style-name="P8"><text:soft-page-break/> * Process a ::OPTIONS directive in a source file.</text:p>
            <text:p text:style-name="P8"> */</text:p>
            <text:p text:style-name="P8">void RexxSource::optionsDirective()</text:p>
            <text:p text:style-name="P8">{</text:p>
            <text:p text:style-name="P8">    // all options are of a keyword/value pattern</text:p>
            <text:p text:style-name="P8">    for (;;)</text:p>
            <text:p text:style-name="P8">    {</text:p>
            <text:p text:style-name="P8">        RexxToken *token = nextReal(); /* get the next token                */</text:p>
            <text:p text:style-name="P8">                                       /* reached the end?                  */</text:p>
            <text:p text:style-name="P8">        if (token-&gt;isEndOfClause())</text:p>
            <text:p text:style-name="P8">        {</text:p>
            <text:p text:style-name="P8">            break;                       /* get out of here                   */</text:p>
            <text:p text:style-name="P8">        }</text:p>
            <text:p text:style-name="P8">                                         /* not a symbol token?               */</text:p>
            <text:p text:style-name="P8">        else if (!token-&gt;isSymbol())</text:p>
            <text:p text:style-name="P8">        {</text:p>
            <text:p text:style-name="P8">            /* report an error                   */</text:p>
            <text:p text:style-name="P8">            syntaxError(Error_Invalid_subkeyword_options, token);</text:p>
            <text:p text:style-name="P8">        }</text:p>
            <text:p text:style-name="P8">        else</text:p>
            <text:p text:style-name="P8">        {                         /* have some sort of option keyword  */</text:p>
            <text:p text:style-name="P8">                                  /* process each sub keyword          */</text:p>
            <text:p text:style-name="P8">            switch (this-&gt;subDirective(token))</text:p>
            <text:p text:style-name="P8">            {</text:p>
            <text:p text:style-name="P8">                // ::OPTIONS DIGITS nnnn</text:p>
            <text:p text:style-name="P8">                case SUBDIRECTIVE_DIGITS:</text:p>
            <text:p text:style-name="P8">                {</text:p>
            <text:p text:style-name="P8">                    token = nextReal();      /* get the next token                */</text:p>
            <text:p text:style-name="P8">                                             /* not a string?                     */</text:p>
            <text:p text:style-name="P8">                    if (!token-&gt;isSymbolOrLiteral())</text:p>
            <text:p text:style-name="P8">                    {</text:p>
            <text:p text:style-name="P8">                        /* report an error                   */</text:p>
            <text:p text:style-name="P8">                        syntaxError(Error_Symbol_or_string_digits_value, token);</text:p>
            <text:p text:style-name="P8">                    }</text:p>
            <text:p text:style-name="P8">                    RexxString *value = token-&gt;value;          /* get the string value              */</text:p>
            <text:p text:style-name="P8"> </text:p>
            <text:p text:style-name="P8">                    if (!value-&gt;requestUnsignedNumber(digits, number_digits()) || digits &lt; 1)</text:p>
            <text:p text:style-name="P8">                    {</text:p>
            <text:p text:style-name="P8">                        /* report an exception               */</text:p>
            <text:p text:style-name="P8">                        syntaxError(Error_Invalid_whole_number_digits, value);</text:p>
            <text:p text:style-name="P8">                    }</text:p>
            <text:p text:style-name="P8">                    break;</text:p>
            <text:p text:style-name="P8">                }</text:p>
            <text:p text:style-name="P8">                // ::OPTIONS FORM ENGINEERING/SCIENTIFIC</text:p>
            <text:p text:style-name="P8">                case SUBDIRECTIVE_FORM:</text:p>
            <text:p text:style-name="P8">                    token = nextReal();      /* get the next token                */</text:p>
            <text:p text:style-name="P8">                                             /* not a string?                     */</text:p>
            <text:p text:style-name="P8">                    if (!token-&gt;isSymbol())</text:p>
            <text:p text:style-name="P8">                    {</text:p>
            <text:p text:style-name="P8">                        /* report an error                   */</text:p>
            <text:p text:style-name="P8">                        syntaxError(Error_Invalid_subkeyword_form, token);</text:p>
            <text:p text:style-name="P8">                    }</text:p>
            <text:p text:style-name="P8">                    /* resolve the subkeyword            */</text:p>
            <text:p text:style-name="P8">                    /* and process                       */</text:p>
            <text:p text:style-name="P8">                    switch (this-&gt;subKeyword(token))</text:p>
            <text:p text:style-name="P8">                    {</text:p>
            <text:p text:style-name="P8"> </text:p>
            <text:p text:style-name="P8"><text:soft-page-break/>                        case SUBKEY_SCIENTIFIC:        /* NUMERIC FORM SCIENTIFIC           */</text:p>
            <text:p text:style-name="P8">                            form = Numerics::FORM_SCIENTIFIC;</text:p>
            <text:p text:style-name="P8">                            break;</text:p>
            <text:p text:style-name="P8"> </text:p>
            <text:p text:style-name="P8">                        case SUBKEY_ENGINEERING:     /* NUMERIC FORM ENGINEERING          */</text:p>
            <text:p text:style-name="P8">                            form = Numerics::FORM_ENGINEERING;</text:p>
            <text:p text:style-name="P8">                            break;</text:p>
            <text:p text:style-name="P8"> </text:p>
            <text:p text:style-name="P8">                        default:                     /* invalid subkeyword                */</text:p>
            <text:p text:style-name="P8">                            /* raise an error                    */</text:p>
            <text:p text:style-name="P8">                            syntaxError(Error_Invalid_subkeyword_form, token);</text:p>
            <text:p text:style-name="P8">                            break;</text:p>
            <text:p text:style-name="P8"> </text:p>
            <text:p text:style-name="P8">                    }</text:p>
            <text:p text:style-name="P8">                    break;</text:p>
            <text:p text:style-name="P8">                // ::OPTIONS FUZZ nnnn</text:p>
            <text:p text:style-name="P8">                case SUBDIRECTIVE_FUZZ:</text:p>
            <text:p text:style-name="P8">                {</text:p>
            <text:p text:style-name="P8">                    token = nextReal();      /* get the next token                */</text:p>
            <text:p text:style-name="P8">                                             /* not a string?                     */</text:p>
            <text:p text:style-name="P8">                    if (!token-&gt;isSymbolOrLiteral())</text:p>
            <text:p text:style-name="P8">                    {</text:p>
            <text:p text:style-name="P8">                        /* report an error                   */</text:p>
            <text:p text:style-name="P8">                        syntaxError(Error_Symbol_or_string_fuzz_value, token);</text:p>
            <text:p text:style-name="P8">                    }</text:p>
            <text:p text:style-name="P8">                    RexxString *value = token-&gt;value;          /* get the string value              */</text:p>
            <text:p text:style-name="P8"> </text:p>
            <text:p text:style-name="P8">                    if (!value-&gt;requestUnsignedNumber(fuzz, number_digits()) || fuzz &lt; 1)</text:p>
            <text:p text:style-name="P8">                    {</text:p>
            <text:p text:style-name="P8">                        /* report an exception               */</text:p>
            <text:p text:style-name="P8">                        syntaxError(Error_Invalid_whole_number_fuzz, value);</text:p>
            <text:p text:style-name="P8">                    }</text:p>
            <text:p text:style-name="P8">                    break;</text:p>
            <text:p text:style-name="P8">                }</text:p>
            <text:p text:style-name="P8">                // ::OPTIONS TRACE setting</text:p>
            <text:p text:style-name="P8">                case SUBDIRECTIVE_TRACE:</text:p>
            <text:p text:style-name="P8">                {</text:p>
            <text:p text:style-name="P8">                    token = nextReal();      /* get the next token                */</text:p>
            <text:p text:style-name="P8">                                             /* not a string?                     */</text:p>
            <text:p text:style-name="P8">                    if (!token-&gt;isSymbolOrLiteral())</text:p>
            <text:p text:style-name="P8">                    {</text:p>
            <text:p text:style-name="P8">                        /* report an error                   */</text:p>
            <text:p text:style-name="P8">                        syntaxError(Error_Symbol_or_string_trace_value, token);</text:p>
            <text:p text:style-name="P8">                    }</text:p>
            <text:p text:style-name="P8">                    RexxString *value = token-&gt;value;          /* get the string value              */</text:p>
            <text:p text:style-name="P8">                    char badOption = 0;</text:p>
            <text:p text:style-name="P8">                                                 /* process the setting               */</text:p>
            <text:p text:style-name="P8">                    if (!parseTraceSetting(value, traceSetting, traceFlags, badOption))</text:p>
            <text:p text:style-name="P8">                    {</text:p>
            <text:p text:style-name="P8">                        syntaxError(Error_Invalid_trace_trace, new_string(&amp;badOption, 1));</text:p>
            <text:p text:style-name="P8">                    }</text:p>
            <text:p text:style-name="P8">                    break;</text:p>
            <text:p text:style-name="P8">                }</text:p>
            <text:p text:style-name="P8"> </text:p>
            <text:p text:style-name="P8">                default:                   /* invalid keyword                   */</text:p>
            <text:p text:style-name="P8"><text:soft-page-break/>                    /* this is an error                  */</text:p>
            <text:p text:style-name="P8">                    syntaxError(Error_Invalid_subkeyword_options, token);</text:p>
            <text:p text:style-name="P8">                    break;</text:p>
            <text:p text:style-name="P8">            }</text:p>
            <text:p text:style-name="P8">        }</text:p>
            <text:p text:style-name="P8">    }</text:p>
            <text:p text:style-name="P8">}</text:p>
            <text:p text:style-name="P6">...</text:p>
            <text:p text:style-name="P6">void RexxSource::directive()</text:p>
            <text:p text:style-name="P6">/********************************************************************/</text:p>
            <text:p text:style-name="P6">/* Function:  parse a directive statement                           */</text:p>
            <text:p text:style-name="P6">/********************************************************************/</text:p>
            <text:p text:style-name="P6">{</text:p>
            <text:p text:style-name="P6">    RexxToken    *token;                 /* current token under processing    */</text:p>
            <text:p text:style-name="P6"> </text:p>
            <text:p text:style-name="P6">    this-&gt;nextClause();                  /* get the directive clause          */</text:p>
            <text:p text:style-name="P6">    if (this-&gt;flags&amp;no_clause)           /* reached the end?                  */</text:p>
            <text:p text:style-name="P6">        return;                          /* all finished                      */</text:p>
            <text:p text:style-name="P6">    token = nextReal();                  /* skip the leading ::               */</text:p>
            <text:p text:style-name="P6">    if (token-&gt;classId != TOKEN_DCOLON)  /* reached the end of a block?       */</text:p>
            <text:p text:style-name="P6">                                         /* have an error here                */</text:p>
            <text:p text:style-name="P6">        syntaxError(Error_Translation_bad_directive);</text:p>
            <text:p text:style-name="P6">    token = nextReal();                  /* get the keyword token             */</text:p>
            <text:p text:style-name="P6">    if (!token-&gt;isSymbol())  /* not a symbol?                     */</text:p>
            <text:p text:style-name="P6">                                         /* have an error here                */</text:p>
            <text:p text:style-name="P6">        syntaxError(Error_Symbol_expected_directive);</text:p>
            <text:p text:style-name="P6"> </text:p>
            <text:p text:style-name="P6">    switch (this-&gt;keyDirective(token))</text:p>
            <text:p text:style-name="P6">    { /* match against the directive list  */</text:p>
            <text:p text:style-name="P6"> </text:p>
            <text:p text:style-name="P6">        case DIRECTIVE_CLASS:              /* ::CLASS directive                 */</text:p>
            <text:p text:style-name="P6">            classDirective();</text:p>
            <text:p text:style-name="P6">            break;</text:p>
            <text:p text:style-name="P6"> </text:p>
            <text:p text:style-name="P6">        case DIRECTIVE_METHOD:             /* ::METHOD directive                */</text:p>
            <text:p text:style-name="P6">            methodDirective();</text:p>
            <text:p text:style-name="P6">            break;</text:p>
            <text:p text:style-name="P6"> </text:p>
            <text:p text:style-name="P6">        case DIRECTIVE_ROUTINE:            /* ::ROUTINE directive               */</text:p>
            <text:p text:style-name="P6">            routineDirective();</text:p>
            <text:p text:style-name="P6">            break;</text:p>
            <text:p text:style-name="P6"> </text:p>
            <text:p text:style-name="P6">        case DIRECTIVE_REQUIRES:           /* ::REQUIRES directive              */</text:p>
            <text:p text:style-name="P6">            requiresDirective();</text:p>
            <text:p text:style-name="P6">            break;</text:p>
            <text:p text:style-name="P6"> </text:p>
            <text:p text:style-name="P6">        case DIRECTIVE_ATTRIBUTE:          /* ::ATTRIBUTE directive             */</text:p>
            <text:p text:style-name="P6">            attributeDirective();</text:p>
            <text:p text:style-name="P6">            break;</text:p>
            <text:p text:style-name="P6"> </text:p>
            <text:p text:style-name="P6">        case DIRECTIVE_CONSTANT:           /* ::CONSTANT directive              */</text:p>
            <text:p text:style-name="P6">            constantDirective();</text:p>
            <text:p text:style-name="P6">            break;</text:p>
            <text:p text:style-name="P6"> </text:p>
            <text:p text:style-name="codep1"><text:span text:style-name="T1">        </text:span><text:span text:style-name="T2">case DIRECTIVE_OPTIONS:            /* ::OPTIONS directive               */</text:span></text:p>
            <text:p text:style-name="P8">            optionsDirective();</text:p>
            <text:p text:style-name="P8">            break;</text:p>
            <text:p text:style-name="P6"> </text:p>
            <text:p text:style-name="P6"><text:soft-page-break/>        default:                           /* unknown directive                 */</text:p>
            <text:p text:style-name="P6">            syntaxError(Error_Translation_bad_directive);</text:p>
            <text:p text:style-name="P6">            break;</text:p>
            <text:p text:style-name="P6">    }</text:p>
            <text:p text:style-name="P6">}</text:p>
            <text:p text:style-name="P6">...</text:p>
          </table:table-cell>
        </table:table-row>
      </table:table>
      <text:p text:style-name="P2"> </text:p>
      <text:p text:style-name="P2">plus des changements concernant TRACE</text:p>
      <text:p text:style-name="P2"> </text:p>
      <text:h text:style-name="P14" text:outline-level="2">interpreter/parser/SourceFile.hpp</text:h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7">...</text:p>
            <text:p text:style-name="P8">/******************************************************************************/</text:p>
            <text:p text:style-name="P8">/* Constants used for setting trace                                           */</text:p>
            <text:p text:style-name="P8">/******************************************************************************/</text:p>
            <text:p text:style-name="P8"> </text:p>
            <text:p text:style-name="P8">const size_t TRACE_ALL           = 'A';</text:p>
            <text:p text:style-name="P9">const size_t TRACE_COMMANDS      = 'C';</text:p>
            <text:p text:style-name="P9">const size_t TRACE_LABELS        = 'L';</text:p>
            <text:p text:style-name="P9">const size_t TRACE_NORMAL        = 'N';</text:p>
            <text:p text:style-name="P9">const size_t TRACE_FAILURES      = 'F';</text:p>
            <text:p text:style-name="P9">const size_t TRACE_ERRORS        = 'E';</text:p>
            <text:p text:style-name="P9">const size_t TRACE_RESULTS       = 'R';</text:p>
            <text:p text:style-name="P8">const size_t TRACE_INTERMEDIATES = 'I';</text:p>
            <text:p text:style-name="P8">const size_t TRACE_OFF           = 'O';</text:p>
            <text:p text:style-name="P8">const size_t TRACE_IGNORE        = '0';</text:p>
            <text:p text:style-name="P8"> </text:p>
            <text:p text:style-name="P8">// a mask for accessing just the setting information</text:p>
            <text:p text:style-name="P8">const size_t TRACE_SETTING_MASK  = 0xff;</text:p>
            <text:p text:style-name="P8"> </text:p>
            <text:p text:style-name="P8">/******************************************************************************/</text:p>
            <text:p text:style-name="P8">/* Constants used for setting trace interactive debug.  These get merged      */</text:p>
            <text:p text:style-name="P8">/* in with the setting value, so they must be &gt; 256                           */</text:p>
            <text:p text:style-name="P8">/******************************************************************************/</text:p>
            <text:p text:style-name="P8">const int DEBUG_IGNORE      =  0x0000;</text:p>
            <text:p text:style-name="P8">const int DEBUG_ON          =  0x0100;</text:p>
            <text:p text:style-name="P8">const int DEBUG_OFF         =  0x0200;</text:p>
            <text:p text:style-name="P8">const int DEBUG_TOGGLE      =  0x0400;</text:p>
            <text:p text:style-name="P8">const int DEBUG_NOTRACE     =  0x0800;</text:p>
            <text:p text:style-name="P8"> </text:p>
            <text:p text:style-name="P8">// the mask for accessing just the debug flags</text:p>
            <text:p text:style-name="P8">const size_t TRACE_DEBUG_MASK  = 0xff00;</text:p>
            <text:p text:style-name="P6">...</text:p>
          </table:table-cell>
        </table:table-row>
      </table:table>
      <text:p text:style-name="P2"> </text:p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7">...</text:p>
            <text:p text:style-name="P6">class RexxSource : public RexxInternalObject {</text:p>
            <text:p text:style-name="P6"> friend class RexxActivation;</text:p>
            <text:p text:style-name="P6">...</text:p>
            <text:p text:style-name="codep1"><text:span text:style-name="T1">    </text:span><text:span text:style-name="T2">void        optionsDirective();</text:span></text:p>
            <text:p text:style-name="P6">...</text:p>
            <text:p text:style-name="codep1"><text:span text:style-name="T1">    </text:span><text:span text:style-name="T2">size_t         getDigits() { return digits; }</text:span></text:p>
            <text:p text:style-name="P8">    bool           getForm() { return form; }</text:p>
            <text:p text:style-name="P8">    size_t         getFuzz() { return fuzz; }</text:p>
            <text:p text:style-name="P8">    size_t         getTraceSetting() { return traceSetting; }</text:p>
            <text:p text:style-name="P8">    size_t         getTraceFlags() { return traceFlags; }</text:p>
            <text:p text:style-name="P8">    RexxString    *getTrace() { return formatTraceSetting(traceSetting); }</text:p>
            <text:p text:style-name="P6"><text:soft-page-break/>...</text:p>
            <text:p text:style-name="codep1"><text:span text:style-name="T1">    </text:span><text:span text:style-name="T2">static const size_t TRACE_ALL           = 'A';</text:span></text:p>
            <text:p text:style-name="P8">    static const size_t TRACE_COMMANDS      = 'C';</text:p>
            <text:p text:style-name="P8">    static const size_t TRACE_LABELS        = 'L';</text:p>
            <text:p text:style-name="P8">    static const size_t TRACE_NORMAL        = 'N';</text:p>
            <text:p text:style-name="P8">    static const size_t TRACE_FAILURES      = 'F';</text:p>
            <text:p text:style-name="P8">    static const size_t TRACE_ERRORS        = 'E';</text:p>
            <text:p text:style-name="P8">    static const size_t TRACE_RESULTS       = 'R';</text:p>
            <text:p text:style-name="P8">    static const size_t TRACE_INTERMEDIATES = 'I';</text:p>
            <text:p text:style-name="P8">    static const size_t TRACE_OFF           = 'O';</text:p>
            <text:p text:style-name="P8">    static const size_t TRACE_IGNORE        = '0';</text:p>
            <text:p text:style-name="P8"> </text:p>
            <text:p text:style-name="P8">    static const size_t DEFAULT_TRACE_SETTING = TRACE_NORMAL;</text:p>
            <text:p text:style-name="P8"> </text:p>
            <text:p text:style-name="P8">// a mask for accessing just the setting information</text:p>
            <text:p text:style-name="P8">    static const size_t TRACE_SETTING_MASK  = 0xff;</text:p>
            <text:p text:style-name="P8"> </text:p>
            <text:p text:style-name="P8">/******************************************************************************/</text:p>
            <text:p text:style-name="P8">/*     static constants used for setting trace interactive debug.  These get merged      */</text:p>
            <text:p text:style-name="P8">/* in with the setting value, so they must be &gt; 256                           */</text:p>
            <text:p text:style-name="P8">/******************************************************************************/</text:p>
            <text:p text:style-name="P8">    static const size_t DEBUG_IGNORE      =  0x0000;</text:p>
            <text:p text:style-name="P8">    static const size_t DEBUG_ON          =  0x0100;</text:p>
            <text:p text:style-name="P8">    static const size_t DEBUG_OFF         =  0x0200;</text:p>
            <text:p text:style-name="P8">    static const size_t DEBUG_TOGGLE      =  0x0400;</text:p>
            <text:p text:style-name="P8">    static const size_t DEBUG_NOTRACE     =  0x0800;</text:p>
            <text:p text:style-name="P8"> </text:p>
            <text:p text:style-name="P8">// the mask for accessing just the debug flags</text:p>
            <text:p text:style-name="P8">    static const size_t TRACE_DEBUG_MASK  = 0xff00;</text:p>
            <text:p text:style-name="P6">...</text:p>
            <text:p text:style-name="codep1"><text:span text:style-name="T1">    </text:span><text:span text:style-name="T2">size_t digits;                       /* numeric digits setting            */</text:span></text:p>
            <text:p text:style-name="P8">    size_t fuzz;                         /* numeric fuzz setting              */</text:p>
            <text:p text:style-name="P8">    bool form;                           /* numeric form setting              */</text:p>
            <text:p text:style-name="P8">    size_t traceSetting;                 // the package trace setting</text:p>
            <text:p text:style-name="P8">    size_t traceFlags;                   // version optimized for quick setting at startup</text:p>
            <text:p text:style-name="P8">    intptr_t reserved1;                  // some reserved values for compatible expansion</text:p>
            <text:p text:style-name="P8">    intptr_t reserved2;                  // some reserved values for compatible expansion</text:p>
            <text:p text:style-name="P8">    intptr_t reserved3;                  // some reserved values for compatible expansion</text:p>
            <text:p text:style-name="P6">...</text:p>
          </table:table-cell>
        </table:table-row>
      </table:table>
      <text:p text:style-name="P2"> </text:p>
      <text:h text:style-name="P14" text:outline-level="2">interpreter/parser/Token.hpp</text:h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7">...</text:p>
            <text:p text:style-name="P8">#define DIRECTIVE_OPTIONS   2407</text:p>
            <text:p text:style-name="P6">...</text:p>
            <text:p text:style-name="P8">#define SUBDIRECTIVE_DIGITS      2518</text:p>
            <text:p text:style-name="P8">#define SUBDIRECTIVE_FORM        2519</text:p>
            <text:p text:style-name="P8">#define SUBDIRECTIVE_FUZZ        2520</text:p>
            <text:p text:style-name="P8">#define SUBDIRECTIVE_TRACE       2521</text:p>
            <text:p text:style-name="P6">...</text:p>
          </table:table-cell>
        </table:table-row>
      </table:table>
      <text:p text:style-name="Standard"> </text:p>
      <text:h text:style-name="Heading_20_2" text:outline-level="2">interpreter/platform/windowswinmsgtb.rc</text:h>
      <text:p text:style-name="Standard">Ce fichier est généré</text:p>
      <text:p text:style-name="Standard"> </text:p>
      <table:table table:name="Tableau19" table:style-name="Tableau19">
        <table:table-column table:style-name="Tableau19.A"/>
        <table:table-row table:style-name="Tableau19.1">
          <table:table-cell table:style-name="Tableau19.A1" office:value-type="string">
            <text:p text:style-name="P7">...</text:p>
            <text:p text:style-name="codep1"><text:soft-page-break/><text:span text:style-name="T1">   </text:span><text:span text:style-name="T2">Error_Invalid_subkeyword_options    "Unknown keyword on ::OPTIONS directive; found ""&amp;1"""</text:span></text:p>
            <text:p text:style-name="P8">   Error_Symbol_or_string_digits_value    "String or symbol expected as DIGITS value"</text:p>
            <text:p text:style-name="P8">   Error_Symbol_or_string_fuzz_value    "String or symbol expected as FUZZ value"</text:p>
            <text:p text:style-name="P8">   Error_Symbol_or_string_trace_value    "String or symbol expected as TRACE value"</text:p>
            <text:p text:style-name="P6">...</text:p>
          </table:table-cell>
        </table:table-row>
      </table:table>
      <text:p text:style-name="P2"> </text:p>
      <text:h text:style-name="P14" text:outline-level="2">interpreter/runtime/numerics.cpp</text:h>
      <text:p text:style-name="Standard">Changement des constantes suite à décision de rester à 9 chiffres quelle que soit la plate-forme.</text:p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3">...</text:p>
            <text:p text:style-name="P4">const wholenumber_t Numerics::MAX_EXPONENT = 999999999;</text:p>
            <text:p text:style-name="P4">const wholenumber_t Numerics::MIN_EXPONENT = -999999999;</text:p>
            <text:p text:style-name="P2">...</text:p>
            <text:p text:style-name="P4">// numeric digits 9 is always the default</text:p>
            <text:p text:style-name="P4">const size_t Numerics::DEFAULT_DIGITS  = ((size_t)9);</text:p>
            <text:p text:style-name="P2">...</text:p>
          </table:table-cell>
        </table:table-row>
      </table:table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odep1" style:family="paragraph" style:parent-style-name="Standard">
      <style:paragraph-properties style:line-height-at-least="0.423cm" fo:background-color="#fafafa">
        <style:background-image/>
      </style:paragraph-properties>
      <style:text-properties fo:color="#0000ff" style:font-name="Courier New" fo:font-size="8pt" style:font-size-asian="8pt" style:font-name-complex="Courier New" style:font-size-complex="8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codec" style:family="text" style:parent-style-name="Police_20_par_20_défaut">
      <style:text-properties fo:color="#0000ff" style:font-name="Times New (W1)" style:font-name-complex="Times New (W1)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9:27:00</meta:creation-date>
    <dc:creator>JFaucher</dc:creator>
    <dc:date>2009-06-07T19:28:00</dc:date>
    <meta:editing-cycles>2</meta:editing-cycles>
    <meta:editing-duration>PT00H01M00S</meta:editing-duration>
    <meta:document-statistic meta:table-count="20" meta:image-count="0" meta:object-count="0" meta:page-count="13" meta:paragraph-count="651" meta:word-count="2085" meta:character-count="25858"/>
    <meta:generator>OpenOffice.org/3.2$Win32 OpenOffice.org_project/320m18$Build-9502</meta:generator>
  </office:meta>
</office:document-meta>
</file>